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fo:font-size="15pt" fo:letter-spacing="normal" officeooo:rsid="001efdfd" officeooo:paragraph-rsid="001efdfd" style:font-size-asian="15pt" style:font-size-complex="15pt"/>
    </style:style>
    <style:style style:name="P2" style:family="paragraph" style:parent-style-name="Standard">
      <style:text-properties fo:font-variant="normal" fo:text-transform="none" fo:color="#222222" fo:font-size="15pt" fo:letter-spacing="normal" officeooo:rsid="001efdfd" officeooo:paragraph-rsid="001f77db" style:font-size-asian="15pt" style:font-size-complex="15pt"/>
    </style:style>
    <style:style style:name="P3" style:family="paragraph" style:parent-style-name="Standard">
      <style:text-properties fo:font-variant="normal" fo:text-transform="none" fo:color="#222222" fo:font-size="15pt" fo:letter-spacing="normal" officeooo:rsid="001f77db" officeooo:paragraph-rsid="001f77db" style:font-size-asian="15pt" style:font-size-complex="15pt"/>
    </style:style>
    <style:style style:name="P4" style:family="paragraph" style:parent-style-name="Standard">
      <style:text-properties fo:font-variant="normal" fo:text-transform="none" fo:color="#222222" fo:font-size="16pt" fo:letter-spacing="normal" officeooo:rsid="001f77db" officeooo:paragraph-rsid="001f77db" style:font-size-asian="16pt" style:font-size-complex="16p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2pt" fo:font-style="normal" fo:font-weight="normal" officeooo:rsid="001f77db"/>
    </style:style>
    <style:style style:name="T3" style:family="text">
      <style:text-properties style:font-name="Arial" fo:font-style="normal" fo:font-weight="normal"/>
    </style:style>
    <style:style style:name="T4" style:family="text">
      <style:text-properties style:font-name="Arial" fo:font-style="normal" fo:font-weight="normal" officeooo:rsid="001f77db"/>
    </style:style>
    <style:style style:name="T5" style:family="text">
      <style:text-properties officeooo:rsid="001f7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<text:tab/><text:tab/><text:tab/><text:tab/><text:tab/><text:tab/><text:span text:style-name="T5">den,21.04.2022.</text:span></text:p>
      <text:p text:style-name="P1"/>
      <text:p text:style-name="P4">Sehr geehrte Damen und Herrn,</text:p>
      <text:p text:style-name="P1"/>
      <text:p text:style-name="P1"/>
      <text:p text:style-name="P1"> <text:span text:style-name="T5">m</text:span><text:span text:style-name="T3">ein Neffe (Enas <text:s/>, Haj <text:s/>Muhammed ) <text:s/>ist krank seit April 2021.</text:span></text:p>
      <text:p text:style-name="P1"><text:span text:style-name="T3"><text:s/>Er hat eine </text:span><text:span text:style-name="T4">Kr</text:span><text:span text:style-name="T3">ebsartige Masse i</text:span><text:span text:style-name="T4">n seinem </text:span><text:span text:style-name="T3">Kopf. </text:span></text:p>
      <text:p text:style-name="P1"><text:span text:style-name="T3">Diese Dokumente hat er in der Türkei. </text:span></text:p>
      <text:p text:style-name="P2"><text:span text:style-name="T3">Ich bin von Deutschland nach Griechenland gereist und von Griechenland auf die Insel Zypern. Ich bin von Zypern </text:span><text:span text:style-name="T4">am </text:span><text:span text:style-name="T3">0</text:span><text:span text:style-name="T4">2</text:span><text:span text:style-name="T3">.02.2022 <text:s/>mit dem Schiff in die Türkei 0</text:span><text:span text:style-name="T4">2</text:span><text:span text:style-name="T3">.02.2022.</text:span></text:p>
      <text:p text:style-name="P2"><text:span text:style-name="T3"><text:s/>Am 17. Februar 2022 bin ich aus der Türkei nach </text:span><text:span text:style-name="T4">Niederland </text:span><text:span text:style-name="T3">und dann nach Deutschland zurückgekehrt.</text:span></text:p>
      <text:p text:style-name="P1"><text:span text:style-name="T3"><text:s/></text:span></text:p>
      <text:p text:style-name="P3"><text:span text:style-name="T3">Vielen Dank für Ihre Hilfe .</text:span></text:p>
      <text:p text:style-name="P3"><text:span text:style-name="T3"/></text:p>
      <text:p text:style-name="P3"><text:span text:style-name="T3">Mit freundlichen Grüẞen.</text:span></text:p>
      <text:p text:style-name="P3"><text:span text:style-name="T3"/></text:p>
      <text:p text:style-name="P3"><text:span text:style-name="T3">Haj Mohammad 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tab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tab/>Ort,Datum.<text:tab/><text:tab/><text:tab/><text:tab/>Unterschrif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23:47:57.053707507</meta:creation-date>
    <meta:print-date>2022-04-22T00:06:28.132392268</meta:print-date>
    <dc:date>2022-04-22T00:07:46.621971215</dc:date>
    <meta:editing-duration>PT9M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89" meta:character-count="563" meta:non-whitespace-character-count="460"/>
  </office:meta>
</office:document-meta>
</file>